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5.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5cm" fo:min-width="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4.9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25cm" fo:min-width="0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07cm" fo:min-width="2.843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07cm" fo:min-width="5.901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07cm" fo:min-width="2.015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704cm" fo:min-width="6.128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4.78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3.303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3.185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0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.6cm" svg:x="9.2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cm" svg:height="1.6cm" svg:x="9.2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5cm" svg:height="1.7cm" svg:x="9.2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cm" svg:height="1.6cm" svg:x="0.2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5cm" svg:height="2.5cm" svg:x="1.3cm" svg:y="8.8cm">
          <draw:text-box>
            <text:p text:style-name="P2"><text:span text:style-name="T1">Models</text:span></text:p>
            <text:p text:style-name="P2"><text:span text:style-name="T1">models.py </text:span></text:p>
          </draw:text-box>
        </draw:frame>
        <draw:frame draw:style-name="gr6" draw:text-style-name="P3" draw:layer="layout" svg:width="2.991cm" svg:height="1.657cm" svg:x="10.5cm" svg:y="8.9cm">
          <draw:text-box>
            <text:p text:style-name="P2"><text:span text:style-name="T1">Views</text:span></text:p>
            <text:p text:style-name="P2"><text:span text:style-name="T1">views.py</text:span></text:p>
          </draw:text-box>
        </draw:frame>
        <draw:frame draw:style-name="gr7" draw:text-style-name="P3" draw:layer="layout" svg:width="5.726cm" svg:height="1.657cm" svg:x="10.4cm" svg:y="15.601cm">
          <draw:text-box>
            <text:p text:style-name="P2"><text:span text:style-name="T1">Template</text:span></text:p>
            <text:p text:style-name="P2"><text:span text:style-name="T1">name.html</text:span></text:p>
          </draw:text-box>
        </draw:frame>
        <draw:frame draw:style-name="gr8" draw:text-style-name="P3" draw:layer="layout" svg:width="2.25cm" svg:height="1.657cm" svg:x="10.9cm" svg:y="3.701cm">
          <draw:text-box>
            <text:p text:style-name="P2"><text:span text:style-name="T1">URL</text:span></text:p>
            <text:p text:style-name="P2"><text:span text:style-name="T1">urls.py</text:span></text:p>
          </draw:text-box>
        </draw:frame>
        <draw:frame draw:style-name="gr9" draw:text-style-name="P4" draw:layer="layout" svg:width="5.929cm" svg:height="0.954cm" svg:x="1cm" svg:y="4.2cm">
          <draw:text-box>
            <text:p><text:span text:style-name="T1">User makes a request</text:span></text:p>
          </draw:text-box>
        </draw:frame>
        <draw:frame draw:style-name="gr10" draw:text-style-name="P4" draw:layer="layout" svg:width="4.723cm" svg:height="2.36cm" svg:x="11.6cm" svg:y="6.1cm">
          <draw:text-box>
            <text:p><text:span text:style-name="T1">Forward request </text:span></text:p>
            <text:p><text:span text:style-name="T1">to appropriate</text:span></text:p>
            <text:p><text:span text:style-name="T1">view</text:span></text:p>
          </draw:text-box>
        </draw:frame>
        <draw:frame draw:style-name="gr11" draw:text-style-name="P4" draw:layer="layout" svg:width="3.402cm" svg:height="2.36cm" svg:x="12.4cm" svg:y="11.9cm">
          <draw:text-box>
            <text:p><text:span text:style-name="T1">View loads</text:span></text:p>
            <text:p><text:span text:style-name="T1">appropriate</text:span></text:p>
            <text:p><text:span text:style-name="T1">template</text:span></text:p>
          </draw:text-box>
        </draw:frame>
        <draw:frame draw:style-name="gr12" draw:text-style-name="P4" draw:layer="layout" svg:width="3.296cm" svg:height="2.36cm" svg:x="5.7cm" svg:y="10.3cm">
          <draw:text-box>
            <text:p><text:span text:style-name="T1">Read/write</text:span></text:p>
            <text:p><text:span text:style-name="T1">data to</text:span></text:p>
            <text:p><text:span text:style-name="T1">database</text:span></text:p>
          </draw:text-box>
        </draw:frame>
        <draw:frame draw:style-name="gr13" draw:text-style-name="P4" draw:layer="layout" svg:width="3.1cm" svg:height="2.36cm" svg:x="16.7cm" svg:y="8.6cm">
          <draw:text-box>
            <text:p><text:span text:style-name="T1">Send response </text:span></text:p>
            <text:p><text:span text:style-name="T1">to user</text:span></text:p>
          </draw:text-box>
        </draw:frame>
        <draw:line draw:style-name="gr14" draw:text-style-name="P1" draw:layer="layout" svg:x1="11.2cm" svg:y1="5.3cm" svg:x2="11.2cm" svg:y2="9cm">
          <text:p/>
        </draw:line>
        <draw:line draw:style-name="gr14" draw:text-style-name="P1" draw:layer="layout" svg:x1="6.9cm" svg:y1="4.7cm" svg:x2="9.1cm" svg:y2="4.7cm">
          <text:p/>
        </draw:line>
        <draw:line draw:style-name="gr14" draw:text-style-name="P1" draw:layer="layout" svg:x1="9.2cm" svg:y1="9.7cm" svg:x2="5.6cm" svg:y2="9.7cm">
          <text:p/>
        </draw:line>
        <draw:line draw:style-name="gr14" draw:text-style-name="P1" draw:layer="layout" svg:x1="12.3cm" svg:y1="15.6cm" svg:x2="12.3cm" svg:y2="10.5cm">
          <text:p/>
        </draw:line>
        <draw:line draw:style-name="gr14" draw:text-style-name="P1" draw:layer="layout" svg:x1="14.8cm" svg:y1="9.7cm" svg:x2="16.8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00:59:20.204820881</meta:creation-date>
    <dc:date>2018-04-27T19:46:02.612195736</dc:date>
    <meta:editing-duration>PT7M24S</meta:editing-duration>
    <meta:editing-cycles>6</meta:editing-cycles>
    <meta:generator>LibreOffice/5.1.6.2$Linux_X86_64 LibreOffice_project/10m0$Build-2</meta:generator>
    <meta:document-statistic meta:object-count="18"/>
  </office:meta>
</office:document-meta>
</file>